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30%"/>
    </style:style>
    <style:style style:name="P2" style:family="paragraph" style:parent-style-name="Standard">
      <style:paragraph-properties fo:line-height="130%"/>
      <style:text-properties style:font-name="Nimbus Sans" officeooo:rsid="00184611" officeooo:paragraph-rsid="00184611"/>
    </style:style>
    <style:style style:name="P3" style:family="paragraph" style:parent-style-name="Standard">
      <style:paragraph-properties fo:line-height="130%"/>
      <style:text-properties style:font-name="Nimbus Sans"/>
    </style:style>
    <style:style style:name="P4" style:family="paragraph" style:parent-style-name="Standard">
      <style:paragraph-properties fo:line-height="130%"/>
      <style:text-properties fo:color="#1c1c1c" loext:opacity="100%" style:font-name="Nimbus Sans" fo:font-size="12pt" fo:letter-spacing="0.0028in" style:text-underline-style="none" fo:font-weight="normal" officeooo:rsid="001cc301" officeooo:paragraph-rsid="001cc301" style:letter-kerning="tru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30%"/>
      <style:text-properties fo:color="#1c1c1c" loext:opacity="100%" style:font-name="Nimbus Sans" fo:font-size="12pt" fo:letter-spacing="0.0028in" style:text-underline-style="none" officeooo:rsid="001cc301" officeooo:paragraph-rsid="001cc301" style:letter-kerning="true"/>
    </style:style>
    <style:style style:name="P6" style:family="paragraph" style:parent-style-name="Heading_20_1">
      <style:paragraph-properties fo:line-height="130%"/>
    </style:style>
    <style:style style:name="P7" style:family="paragraph" style:parent-style-name="Heading_20_2">
      <style:paragraph-properties fo:line-height="130%"/>
    </style:style>
    <style:style style:name="P8" style:family="paragraph" style:parent-style-name="Preformatted_20_Text">
      <style:paragraph-properties fo:line-height="130%"/>
    </style:style>
    <style:style style:name="P9" style:family="paragraph" style:parent-style-name="Preformatted_20_Text">
      <style:paragraph-properties fo:line-height="130%"/>
      <style:text-properties fo:font-weight="bold" officeooo:rsid="001dc5af" officeooo:paragraph-rsid="001dc5af" style:font-weight-asian="bold" style:font-weight-complex="bold"/>
    </style:style>
    <style:style style:name="P10" style:family="paragraph" style:parent-style-name="Preformatted_20_Text">
      <style:paragraph-properties fo:line-height="130%"/>
      <style:text-properties fo:font-weight="normal" officeooo:rsid="001dc5af" officeooo:paragraph-rsid="001dc5a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Installing Firefox ESR</text:h>
      <text:p text:style-name="P1">sudo apt update</text:p>
      <text:p text:style-name="P1">sudo add-apt-repository -y ppa:mozillateam/ppa</text:p>
      <text:p text:style-name="P1">sudo add-apt-repository -y ppa:mozillateam/ppa</text:p>
      <text:p text:style-name="P1">sudo apt install firefox-esr stubby</text:p>
      <text:p text:style-name="P3"/>
      <text:p text:style-name="P1">sudo nano /etc/stubby/stubby.yml</text:p>
      <text:p text:style-name="P4"/>
      <text:p text:style-name="P4">Change this...</text:p>
      <text:p text:style-name="P1">## Cloudflare 1.1.1.1 and 1.0.0.1</text:p>
      <text:p text:style-name="P1"># <text:s/>- address_data: 1.1.1.1</text:p>
      <text:p text:style-name="P1"># <text:s text:c="3"/>tls_auth_name: "cloudflare-dns.com"</text:p>
      <text:p text:style-name="P1"># <text:s/>- address_data: 1.0.0.1</text:p>
      <text:p text:style-name="P1"># <text:s text:c="3"/>tls_auth_name: "cloudflare-dns.com"</text:p>
      <text:p text:style-name="P5">to this...</text:p>
      <text:p text:style-name="P1"># Cloudflare 1.1.1.1 and 1.0.0.1</text:p>
      <text:p text:style-name="P1"><text:s text:c="2"/>- address_data: 1.1.1.1</text:p>
      <text:p text:style-name="P1"><text:s text:c="4"/>tls_auth_name: "cloudflare-dns.com"</text:p>
      <text:p text:style-name="P1"><text:s text:c="2"/>- address_data: 1.0.0.1</text:p>
      <text:p text:style-name="P1"><text:s text:c="4"/>tls_auth_name: "cloudflare-dns.com"</text:p>
      <text:p text:style-name="P3"/>
      <text:p text:style-name="P1">sudo systemctl restart stubby</text:p>
      <text:p text:style-name="P1">sudo systemctl status stubby</text:p>
      <text:h text:style-name="P7" text:outline-level="2">Settings in Firefox ESR</text:h>
      <text:p text:style-name="P2">Enable <text:span text:style-name="T1">DNS over HTTPS</text:span> and <text:span text:style-name="T2">check </text:span><text:span text:style-name="T1">Cloudflare</text:span></text:p>
      <text:p text:style-name="P2">Set <text:span text:style-name="T1">network.security.esni.enabled</text:span> to <text:span text:style-name="T1">true</text:span></text:p>
      <text:h text:style-name="P7" text:outline-level="2">Network settings</text:h>
      <text:p text:style-name="P2">IPv4 = <text:span text:style-name="T1">127.0.0.1 </text:span></text:p>
      <text:p text:style-name="P2">IPv6 = <text:span text:style-name="T1">0::1</text:span></text:p>
      <text:p text:style-name="P3"/>
      <text:p text:style-name="P1">sudo systemctl restart NetworkManager</text:p>
      <text:p text:style-name="P1">sudo apt remove --purge firefox</text:p>
      <text:p text:style-name="P1"/>
      <text:p text:style-name="P1"/>
      <text:p text:style-name="P9">Router</text:p>
      <text:p text:style-name="P10"/>
      <text:p text:style-name="P10">For any other machines, follow the procedure above. For your router, set the following IP addresses as the DNS servers:<text:line-break/><text:line-break/><text:soft-page-break/>For IPv4: 1.1.1.1, and 1.0.0.1 as the fallback.<text:line-break/><text:line-break/>For IPv6: 2606:4700:4700::1111, and 2606:4700:4700::1001 as the fallback.<text:line-break/><text:line-break/>You will probably have to reboot your rou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1c1c1c" loext:opacity="100%" style:font-name="Nimbus Sans2" fo:font-family="'Nimbus Sans'" style:font-style-name="Regular" style:font-family-generic="swiss" style:font-pitch="variable" fo:font-size="12pt" fo:letter-spacing="0.0028in"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098in" style:contextual-spacing="false"/>
      <style:text-properties fo:color="#2a6099" loext:opacity="100%" style:font-name="Nimbus Sans1" fo:font-family="'Nimbus Sans'" style:font-style-name="Bold" style:font-family-generic="swiss" style:font-pitch="variable" fo:font-size="130%" fo:letter-spacing="0.0028in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01in" fo:margin-bottom="0.1098in" style:contextual-spacing="false"/>
      <style:text-properties fo:color="#2a6099" loext:opacity="100%" style:font-name="Nimbus Sans2" fo:font-family="'Nimbus Sans'" style:font-style-name="Regular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1:55:25.032583008</meta:creation-date>
    <dc:date>2023-06-26T09:27:33.899260949</dc:date>
    <meta:editing-duration>PT20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46" meta:character-count="1116" meta:non-whitespace-character-count="977"/>
  </office:meta>
</office:document-meta>
</file>